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16a9" officeooo:paragraph-rsid="000616a9"/>
    </style:style>
    <style:style style:name="P2" style:family="paragraph" style:parent-style-name="Standard">
      <style:text-properties officeooo:rsid="000616a9" officeooo:paragraph-rsid="000616a9"/>
    </style:style>
    <style:style style:name="P3" style:family="paragraph" style:parent-style-name="Header">
      <style:text-properties officeooo:rsid="0005f807" officeooo:paragraph-rsid="000616a9"/>
    </style:style>
    <style:style style:name="P4" style:family="paragraph" style:parent-style-name="Standard">
      <style:text-properties officeooo:rsid="0005f807" officeooo:paragraph-rsid="000616a9"/>
    </style:style>
    <style:style style:name="P5" style:family="paragraph" style:parent-style-name="Standard">
      <style:text-properties officeooo:rsid="00051044" officeooo:paragraph-rsid="00051044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39a60" officeooo:paragraph-rsid="00039a60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6a7cd" officeooo:paragraph-rsid="0006a7cd"/>
    </style:style>
    <style:style style:name="P8" style:family="paragraph" style:parent-style-name="Standard">
      <style:text-properties officeooo:rsid="000a773d" officeooo:paragraph-rsid="000a773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0614" officeooo:paragraph-rsid="0009061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54d2c" officeooo:paragraph-rsid="00154d2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f437a" officeooo:paragraph-rsid="001f437a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0dfb5e" officeooo:paragraph-rsid="000dfb5e"/>
    </style:style>
    <style:style style:name="P13" style:family="paragraph" style:parent-style-name="Standard">
      <style:text-properties officeooo:rsid="00153317" officeooo:paragraph-rsid="00153317"/>
    </style:style>
    <style:style style:name="P14" style:family="paragraph" style:parent-style-name="Standard">
      <style:text-properties officeooo:rsid="00154d2c" officeooo:paragraph-rsid="00154d2c"/>
    </style:style>
    <style:style style:name="P15" style:family="paragraph" style:parent-style-name="Standard">
      <style:text-properties officeooo:rsid="001c7d27" officeooo:paragraph-rsid="001c7d27"/>
    </style:style>
    <style:style style:name="P16" style:family="paragraph" style:parent-style-name="Standard">
      <style:text-properties officeooo:rsid="001d44fd" officeooo:paragraph-rsid="001d44fd"/>
    </style:style>
    <style:style style:name="P17" style:family="paragraph" style:parent-style-name="Standard">
      <style:text-properties officeooo:rsid="001d44fd" officeooo:paragraph-rsid="00206515"/>
    </style:style>
    <style:style style:name="P18" style:family="paragraph" style:parent-style-name="Standard">
      <style:text-properties officeooo:rsid="001d44fd" officeooo:paragraph-rsid="003007a4"/>
    </style:style>
    <style:style style:name="P19" style:family="paragraph" style:parent-style-name="Standard">
      <style:text-properties style:text-underline-style="none" officeooo:rsid="000fbe59" officeooo:paragraph-rsid="001393df"/>
    </style:style>
    <style:style style:name="P20" style:family="paragraph" style:parent-style-name="Standard">
      <style:text-properties style:text-underline-style="none" officeooo:rsid="001d44fd" officeooo:paragraph-rsid="00206515"/>
    </style:style>
    <style:style style:name="P21" style:family="paragraph" style:parent-style-name="Standard">
      <style:text-properties style:text-underline-style="none" officeooo:rsid="001d44fd" officeooo:paragraph-rsid="001d44fd"/>
    </style:style>
    <style:style style:name="P22" style:family="paragraph" style:parent-style-name="Standard">
      <style:text-properties style:text-underline-style="none" officeooo:rsid="001d44fd" officeooo:paragraph-rsid="003007a4"/>
    </style:style>
    <style:style style:name="P23" style:family="paragraph" style:parent-style-name="Standard" style:list-style-name="L2">
      <style:text-properties style:text-underline-style="none" officeooo:rsid="0024782f" officeooo:paragraph-rsid="0024782f"/>
    </style:style>
    <style:style style:name="P24" style:family="paragraph" style:parent-style-name="Standard" style:list-style-name="L3">
      <style:text-properties style:text-underline-style="none" officeooo:rsid="00288e96" officeooo:paragraph-rsid="00288e96"/>
    </style:style>
    <style:style style:name="P25" style:family="paragraph" style:parent-style-name="Standard" style:list-style-name="L3">
      <style:text-properties style:text-underline-style="none" officeooo:rsid="0029c0cc" officeooo:paragraph-rsid="0029c0cc"/>
    </style:style>
    <style:style style:name="P26" style:family="paragraph" style:parent-style-name="Standard">
      <style:text-properties style:text-underline-style="none" officeooo:rsid="002a7da9" officeooo:paragraph-rsid="002a7da9"/>
    </style:style>
    <style:style style:name="P27" style:family="paragraph" style:parent-style-name="Standard">
      <style:text-properties style:text-underline-style="none" officeooo:rsid="001a9825" officeooo:paragraph-rsid="001a9825"/>
    </style:style>
    <style:style style:name="P28" style:family="paragraph" style:parent-style-name="Standard">
      <style:text-properties style:text-underline-style="none" officeooo:rsid="001c4825" officeooo:paragraph-rsid="001c4825"/>
    </style:style>
    <style:style style:name="P29" style:family="paragraph" style:parent-style-name="Standard">
      <style:text-properties style:text-underline-style="none" officeooo:rsid="001c7d27" officeooo:paragraph-rsid="001c7d27"/>
    </style:style>
    <style:style style:name="P30" style:family="paragraph" style:parent-style-name="Standard" style:list-style-name="L4">
      <style:text-properties style:text-underline-style="none" officeooo:rsid="001c7d27" officeooo:paragraph-rsid="001c7d27"/>
    </style:style>
    <style:style style:name="P31" style:family="paragraph" style:parent-style-name="Standard">
      <style:text-properties style:text-underline-style="none" officeooo:rsid="003034de" officeooo:paragraph-rsid="003034de"/>
    </style:style>
    <style:style style:name="P32" style:family="paragraph" style:parent-style-name="Standard" style:list-style-name="L1">
      <style:text-properties officeooo:rsid="000fbe59" officeooo:paragraph-rsid="001393df"/>
    </style:style>
    <style:style style:name="P33" style:family="paragraph" style:parent-style-name="Standard" style:list-style-name="L1">
      <style:text-properties officeooo:rsid="00153317" officeooo:paragraph-rsid="00153317"/>
    </style:style>
    <style:style style:name="P34" style:family="paragraph" style:parent-style-name="Standard" style:list-style-name="L3">
      <style:text-properties officeooo:rsid="00288e96" officeooo:paragraph-rsid="00288e96"/>
    </style:style>
    <style:style style:name="P3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6c677" officeooo:paragraph-rsid="0016c67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d4f83" officeooo:paragraph-rsid="002d4f83" style:font-size-asian="14pt" style:font-weight-asian="bold" style:font-size-complex="14pt" style:font-weight-complex="bold"/>
    </style:style>
    <style:style style:name="T1" style:family="text">
      <style:text-properties officeooo:rsid="0005f80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93f"/>
    </style:style>
    <style:style style:name="T4" style:family="text">
      <style:text-properties style:text-underline-style="none" officeooo:rsid="001294d6"/>
    </style:style>
    <style:style style:name="T5" style:family="text">
      <style:text-properties style:text-underline-style="none" officeooo:rsid="00220010"/>
    </style:style>
    <style:style style:name="T6" style:family="text">
      <style:text-properties style:text-underline-style="none" officeooo:rsid="0022c9d2"/>
    </style:style>
    <style:style style:name="T7" style:family="text">
      <style:text-properties style:text-underline-style="none" officeooo:rsid="00239825"/>
    </style:style>
    <style:style style:name="T8" style:family="text">
      <style:text-properties style:text-underline-style="none" officeooo:rsid="0025a641"/>
    </style:style>
    <style:style style:name="T9" style:family="text">
      <style:text-properties style:text-underline-style="none" officeooo:rsid="0025c58a"/>
    </style:style>
    <style:style style:name="T10" style:family="text">
      <style:text-properties style:text-underline-style="none" officeooo:rsid="002722ca"/>
    </style:style>
    <style:style style:name="T11" style:family="text">
      <style:text-properties style:text-underline-style="none" officeooo:rsid="00285833"/>
    </style:style>
    <style:style style:name="T12" style:family="text">
      <style:text-properties style:text-underline-style="none" officeooo:rsid="0029c0cc"/>
    </style:style>
    <style:style style:name="T13" style:family="text">
      <style:text-properties style:text-underline-style="none" officeooo:rsid="003007a4"/>
    </style:style>
    <style:style style:name="T14" style:family="text">
      <style:text-properties style:text-underline-style="none" officeooo:rsid="003034de"/>
    </style:style>
    <style:style style:name="T15" style:family="text">
      <style:text-properties officeooo:rsid="000cfa9d"/>
    </style:style>
    <style:style style:name="T16" style:family="text">
      <style:text-properties officeooo:rsid="000dfb5e"/>
    </style:style>
    <style:style style:name="T17" style:family="text">
      <style:text-properties officeooo:rsid="003034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sos de uso Buscaminas</text:p>
      <text:p text:style-name="P5">Versión: 1.0</text:p>
      <text:p text:style-name="P7">Fecha: 22/10/2025</text:p>
      <text:p text:style-name="P2">Autores: <text:span text:style-name="T1">Aarón Fuentes</text:span></text:p>
      <text:p text:style-name="P3">Abel Ramírez</text:p>
      <text:p text:style-name="P4">Luis Alfonso Pérez</text:p>
      <text:p text:style-name="P9">Caso de uso: Logeo del usuario</text:p>
      <text:p text:style-name="P8">Descripción: <text:span text:style-name="T15">El usuario ingresa su nombre para poder ingresar al juego.</text:span></text:p>
      <text:p text:style-name="P8">Actor: <text:span text:style-name="T16">Jugador.</text:span></text:p>
      <text:p text:style-name="P12">Precondición: Abrir la aplicación.</text:p>
      <text:p text:style-name="P19">Flujo principal: </text:p>
      <text:list text:style-name="L1">
        <text:list-item>
          <text:p text:style-name="P32"><text:span text:style-name="T3">Pone el nombre y le da a </text:span><text:span text:style-name="T4">ingresar.</text:span></text:p>
        </text:list-item>
        <text:list-item>
          <text:p text:style-name="P33"><text:span text:style-name="T4">P</text:span><text:span text:style-name="T2">asa al siguiente paso: el menú.</text:span></text:p>
        </text:list-item>
      </text:list>
      <text:p text:style-name="P13"><text:span text:style-name="T2"/></text:p>
      <text:p text:style-name="P11">Caso de uso: Nuevo Juego</text:p>
      <text:p text:style-name="P17"><text:span text:style-name="T2">Descripción: </text:span><text:span text:style-name="T5">El jugador le da click al botón de Nuevo Juego y selecciona una dificultad para jugar.</text:span></text:p>
      <text:p text:style-name="P17"><text:span text:style-name="T2">Actor: </text:span><text:span text:style-name="T6">Jugador.</text:span></text:p>
      <text:p text:style-name="P17"><text:span text:style-name="T2">Precondición: </text:span><text:span text:style-name="T7">Que el jugador haya logeado.</text:span></text:p>
      <text:p text:style-name="P20">Flujo Principal:</text:p>
      <text:list text:style-name="L2">
        <text:list-item>
          <text:p text:style-name="P23">El jugador da click al botón de nuevo juego</text:p>
        </text:list-item>
        <text:list-item>
          <text:p text:style-name="P23">El jugador selecciona una dificultad para la partida</text:p>
        </text:list-item>
        <text:list-item>
          <text:p text:style-name="P23">Empieza a jugar.</text:p>
        </text:list-item>
      </text:list>
      <text:p text:style-name="P10"><text:span text:style-name="T2">Caso de uso: </text:span><text:span text:style-name="T8">Continuar</text:span></text:p>
      <text:p text:style-name="P16"><text:span text:style-name="T2">Descripción: </text:span><text:span text:style-name="T9">Si el jugador tiene una partida guardada, carga la partida guardada tal y como estaba cuando se salió.</text:span></text:p>
      <text:p text:style-name="P16"><text:span text:style-name="T2">Actor: </text:span><text:span text:style-name="T10">Jugador.</text:span></text:p>
      <text:p text:style-name="P16"><text:span text:style-name="T2">Precondición: </text:span><text:span text:style-name="T11">Que el jugador tenga una partida guardada anteriormente.</text:span></text:p>
      <text:p text:style-name="P21">Flujo Principal:</text:p>
      <text:list text:style-name="L3">
        <text:list-item>
          <text:p text:style-name="P24">El jugador da click en el botón de continuar.</text:p>
        </text:list-item>
        <text:list-item>
          <text:p text:style-name="P34"><text:span text:style-name="T2">En caso de tener una partida guardad</text:span><text:span text:style-name="T12">a se carga.</text:span></text:p>
        </text:list-item>
        <text:list-item>
          <text:p text:style-name="P25">Empieza a jugar.</text:p>
        </text:list-item>
      </text:list>
      <text:p text:style-name="P26">Flujo alternativo:</text:p>
      <text:p text:style-name="P26"><text:s text:c="6"/>2. <text:s text:c="2"/>El jugador no tiene una partida guardada por lo que salta un mensaje avisandolo.</text:p>
      <text:p text:style-name="P14"><text:span text:style-name="T2"/></text:p>
      <text:p text:style-name="P35">Caso de uso: Salir</text:p>
      <text:p text:style-name="P27">Descripción: El usuario hace click en el botón de salir de la aplicación.</text:p>
      <text:p text:style-name="P28">Actor: Jugador</text:p>
      <text:p text:style-name="P28">Precondición: Haber logeado.</text:p>
      <text:p text:style-name="P29">Flujo principal:</text:p>
      <text:list text:style-name="L4">
        <text:list-item>
          <text:p text:style-name="P30">Dar click al botón de salir y cerrar la aplicación.</text:p>
        </text:list-item>
      </text:list>
      <text:p text:style-name="P15"><text:span text:style-name="T2"/></text:p>
      <text:p text:style-name="P36">Caso de uso: <text:span text:style-name="T17">Inicio partida</text:span></text:p>
      <text:p text:style-name="P18"><text:span text:style-name="T2">Descripción: </text:span><text:span text:style-name="T13">El usuario inicia la partida después de seleccionar dificultad o </text:span><text:span text:style-name="T14">carga la partida</text:span></text:p>
      <text:p text:style-name="P22">Actor: <text:span text:style-name="T17">Jugador</text:span></text:p>
      <text:p text:style-name="P22">Precondición: <text:span text:style-name="T17">Haber clickado en nuevo juego o tener una partida previamente guardad</text:span></text:p>
      <text:p text:style-name="P22">Flujo Principal: <text:span text:style-name="T17">generación del tablero en base a la dificultad y jugar </text:span></text:p>
      <text:p text:style-name="P31">Flujo Secundario: carga de tablero guardado y continuar la partida.</text:p>
      <text:p text:style-name="P31"/>
      <text:p text:style-name="P31"/>
      <text:p text:style-name="P31"><text:soft-page-break/>Caso de uso: Jugar</text:p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16a9" officeooo:paragraph-rsid="000616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Intermodular 2º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8:41:02.461560309</meta:creation-date>
    <dc:date>2025-10-22T09:09:32.672351203</dc:date>
    <meta:editing-duration>PT27M18S</meta:editing-duration>
    <meta:editing-cycles>43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286" meta:character-count="1719" meta:non-whitespace-character-count="1477"/>
  </office:meta>
</office:document-meta>
</file>